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bb3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bb3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bb3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bb3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bb3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bb3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bb3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bb3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bb3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bb3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bb3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bb3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bb3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bb3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bb3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bb3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bb3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rianna De Los Angeles  Figueroa Garcia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4/4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15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an Carlos   Figueroa Gom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61904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4:58.8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81" meta:character-count="1186" meta:non-whitespace-character-count="1012"/>
    <meta:template xlink:type="simple" xlink:actuate="onRequest" xlink:title="Normal" xlink:href=""/>
  </office:meta>
</office:document-meta>
</file>